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9000045C900003A11FD54421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1.59cm" svg:height="18.415cm" svg:x="3.175cm" svg:y="1.905cm">
          <draw:image xlink:href="Pictures/20000069000045C900003A11FD54421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29T15:47:29</meta:creation-date>
    <dc:date>2009-07-29T15:54:18</dc:date>
    <dc:language>en-US</dc:language>
    <meta:editing-cycles>2</meta:editing-cycles>
    <meta:editing-duration>PT6M5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